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center" style:justify-single-word="false"/>
      <style:text-properties officeooo:paragraph-rsid="0014b8fa"/>
    </style:style>
    <style:style style:name="P6" style:family="paragraph" style:parent-style-name="Text_20_body">
      <style:text-properties officeooo:paragraph-rsid="0014b8fa"/>
    </style:style>
    <style:style style:name="P7" style:family="paragraph" style:parent-style-name="Text_20_body">
      <style:text-properties officeooo:rsid="0016ba0c" officeooo:paragraph-rsid="0016ba0c"/>
    </style:style>
    <style:style style:name="P8" style:family="paragraph" style:parent-style-name="Title">
      <style:text-properties officeooo:paragraph-rsid="0014b8fa"/>
    </style:style>
    <style:style style:name="P9" style:family="paragraph" style:parent-style-name="Heading_20_1">
      <style:text-properties officeooo:rsid="001adaf2" officeooo:paragraph-rsid="001adaf2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style:font-name="Liberation Sans" fo:font-size="28pt" fo:font-weight="bold" officeooo:rsid="0014b8fa" style:font-name-asian="Microsoft YaHei" style:font-size-asian="28pt" style:font-weight-asian="bold" style:font-name-complex="Lucida Sans" style:font-size-complex="28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8">P<text:span text:style-name="T1">roduct Breakdown Structure</text:span></text:p>
      <text:p text:style-name="P6"/>
      <text:p text:style-name="P5">Théo Delmas</text:p>
      <text:p text:style-name="P5">Lauric Teysseyre</text:p>
      <text:p text:style-name="P5">Pierre-Louis Renon</text:p>
      <text:p text:style-name="P5">Julien Wattier</text:p>
      <text:p text:style-name="P5"/>
      <text:p text:style-name="P5">Université Paul Sabatier</text:p>
      <text:p text:style-name="P5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Table des matières</text:p>
          </text:index-title>
          <text:p text:style-name="P1"><text:a xlink:type="simple" xlink:href="#__RefHeading___Toc1613_987475018" text:style-name="Index_20_Link" text:visited-style-name="Index_20_Link">Template de documentation<text:tab/>3</text:a></text:p>
          <text:p text:style-name="P2"><text:a xlink:type="simple" xlink:href="#__RefHeading___Toc1615_987475018" text:style-name="Index_20_Link" text:visited-style-name="Index_20_Link">Règles de syntaxe<text:tab/>3</text:a></text:p>
          <text:p text:style-name="P1"><text:a xlink:type="simple" xlink:href="#__RefHeading___Toc1617_987475018" text:style-name="Index_20_Link" text:visited-style-name="Index_20_Link">Système de visualisation d'une documentation<text:tab/>3</text:a></text:p>
          <text:p text:style-name="P2"><text:a xlink:type="simple" xlink:href="#__RefHeading___Toc1619_987475018" text:style-name="Index_20_Link" text:visited-style-name="Index_20_Link">Binder des variables du contexte<text:tab/>3</text:a></text:p>
          <text:p text:style-name="P2"><text:a xlink:type="simple" xlink:href="#__RefHeading___Toc1621_987475018" text:style-name="Index_20_Link" text:visited-style-name="Index_20_Link">Interpréteur de markdown<text:tab/>3</text:a></text:p>
          <text:p text:style-name="P2"><text:a xlink:type="simple" xlink:href="#__RefHeading___Toc1623_987475018" text:style-name="Index_20_Link" text:visited-style-name="Index_20_Link">Intégrateur sur l'existant<text:tab/>3</text:a></text:p>
          <text:p text:style-name="P2"><text:a xlink:type="simple" xlink:href="#__RefHeading___Toc1625_987475018" text:style-name="Index_20_Link" text:visited-style-name="Index_20_Link">Service de documentation<text:tab/>3</text:a></text:p>
          <text:p text:style-name="P3"><text:a xlink:type="simple" xlink:href="#__RefHeading___Toc1627_987475018" text:style-name="Index_20_Link" text:visited-style-name="Index_20_Link">Service REST<text:tab/>3</text:a></text:p>
          <text:p text:style-name="P3"><text:a xlink:type="simple" xlink:href="#__RefHeading___Toc1629_987475018" text:style-name="Index_20_Link" text:visited-style-name="Index_20_Link">Modèle associé<text:tab/>3</text:a></text:p>
          <text:p text:style-name="P1"><text:a xlink:type="simple" xlink:href="#__RefHeading___Toc1631_987475018" text:style-name="Index_20_Link" text:visited-style-name="Index_20_Link">Système de recherche des contraintes<text:tab/>3</text:a></text:p>
          <text:p text:style-name="P2"><text:a xlink:type="simple" xlink:href="#__RefHeading___Toc1633_987475018" text:style-name="Index_20_Link" text:visited-style-name="Index_20_Link">Système de recherche par mot clef<text:tab/>3</text:a></text:p>
          <text:p text:style-name="P2"><text:a xlink:type="simple" xlink:href="#__RefHeading___Toc1635_987475018" text:style-name="Index_20_Link" text:visited-style-name="Index_20_Link">Service de recherche REST<text:tab/>3</text:a></text:p>
          <text:p text:style-name="P2"><text:a xlink:type="simple" xlink:href="#__RefHeading___Toc1637_987475018" text:style-name="Index_20_Link" text:visited-style-name="Index_20_Link">Interface front de recherche<text:tab/>3</text:a></text:p>
        </text:index-body>
      </text:table-of-content>
      <text:p text:style-name="P5"/>
      <text:h text:style-name="P10" text:outline-level="1"><text:bookmark-start text:name="__RefHeading___Toc1613_987475018"/>Template de documentation<text:bookmark-end text:name="__RefHeading___Toc1613_987475018"/></text:h>
      <text:h text:style-name="Heading_20_2" text:outline-level="2"><text:bookmark-start text:name="__RefHeading___Toc1615_987475018"/>Règles de syntaxe<text:bookmark-end text:name="__RefHeading___Toc1615_987475018"/></text:h>
      <text:p text:style-name="P7">Règles définissant si le fichier de documentation est conforme.</text:p>
      <text:h text:style-name="Heading_20_1" text:outline-level="1"><text:bookmark-start text:name="__RefHeading___Toc1617_987475018"/>Système de visualisation d'une documentation<text:bookmark-end text:name="__RefHeading___Toc1617_987475018"/></text:h>
      <text:h text:style-name="Heading_20_2" text:outline-level="2"><text:bookmark-start text:name="__RefHeading___Toc1619_987475018"/>Binder des variables du contexte<text:bookmark-end text:name="__RefHeading___Toc1619_987475018"/></text:h>
      <text:h text:style-name="Heading_20_2" text:outline-level="2"><text:bookmark-start text:name="__RefHeading___Toc1621_987475018"/>Interpréteur de markdown<text:bookmark-end text:name="__RefHeading___Toc1621_987475018"/></text:h>
      <text:h text:style-name="Heading_20_2" text:outline-level="2"><text:bookmark-start text:name="__RefHeading___Toc1623_987475018"/>Intégrateur sur l'existant<text:bookmark-end text:name="__RefHeading___Toc1623_987475018"/></text:h>
      <text:h text:style-name="Heading_20_2" text:outline-level="2"><text:bookmark-start text:name="__RefHeading___Toc1625_987475018"/>Service de documentation<text:bookmark-end text:name="__RefHeading___Toc1625_987475018"/></text:h>
      <text:h text:style-name="Heading_20_3" text:outline-level="3"><text:bookmark-start text:name="__RefHeading___Toc1627_987475018"/>Service REST<text:bookmark-end text:name="__RefHeading___Toc1627_987475018"/></text:h>
      <text:h text:style-name="Heading_20_3" text:outline-level="3"><text:bookmark-start text:name="__RefHeading___Toc1629_987475018"/>Modèle associé<text:bookmark-end text:name="__RefHeading___Toc1629_987475018"/></text:h>
      <text:h text:style-name="Heading_20_1" text:outline-level="1"><text:bookmark-start text:name="__RefHeading___Toc1631_987475018"/>Système de recherche des contraintes <text:bookmark-end text:name="__RefHeading___Toc1631_987475018"/></text:h>
      <text:h text:style-name="Heading_20_2" text:outline-level="2"><text:bookmark-start text:name="__RefHeading___Toc1633_987475018"/>Système de recherche par mot clef<text:bookmark-end text:name="__RefHeading___Toc1633_987475018"/></text:h>
      <text:h text:style-name="Heading_20_2" text:outline-level="2"><text:bookmark-start text:name="__RefHeading___Toc1635_987475018"/>Service de recherche REST<text:bookmark-end text:name="__RefHeading___Toc1635_987475018"/></text:h>
      <text:h text:style-name="Heading_20_2" text:outline-level="2"><text:bookmark-start text:name="__RefHeading___Toc1637_987475018"/>Interface front de recherche<text:bookmark-end text:name="__RefHeading___Toc1637_987475018"/></text:h>
      <text:h text:style-name="P9" text:outline-level="1">Plan de management projet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2T13:43:37.652000000</meta:creation-date>
    <dc:date>2023-02-12T14:16:01.550000000</dc:date>
    <meta:editing-duration>PT12M18S</meta:editing-duration>
    <meta:editing-cycles>6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36" meta:word-count="142" meta:character-count="944" meta:non-whitespace-character-count="837"/>
  </office:meta>
</office:document-meta>
</file>